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IE"/>
    </style:style>
    <style:style style:name="P2" style:family="paragraph">
      <loext:graphic-properties draw:fill-color="#ffffff"/>
      <style:paragraph-properties style:writing-mode="lr-tb"/>
      <style:text-properties fo:language="en" fo:country="IE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lackboard Assignment - AS1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earch and report on the ways in which a real device you use exposes you to potential device-based tracking, as you normally use the chosen device</text:p>
                <text:list>
                  <text:list-item>
                    <text:p>It’s ok to focus on one or a few apps or device features (that you regularly use)</text:p>
                  </text:list-item>
                </text:list>
              </text:list-item>
              <text:list-item>
                <text:p>Submission: ~4-5 pages, more if needed but try keep it short</text:p>
                <text:list>
                  <text:list-item>
                    <text:p>Use URLs/references/appendices for tech detail or screen shots (those don’t count in the 4-5 pages)</text:p>
                  </text:list-item>
                  <text:list-item>
                    <text:p>No huge fonts, or double-spacing trickery:-)</text:p>
                  </text:list-item>
                </text:list>
              </text:list-item>
              <text:list-item>
                <text:p>Deadline: Nov 1<text:span text:style-name="T3">st</text:span> 2022</text:p>
              </text:list-item>
              <text:list-item>
                <text:p>Submit a <text:span text:style-name="T4">PDF file via blackboard</text:span><text:span text:style-name="T5">, not a word document!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lackboard Assignment - AS1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5">It’s ok to work by yourself or in groups of 2 if you prefer</text:p>
                <text:list>
                  <text:list-item>
                    <text:p>If you do, you <text:span text:style-name="T4">MUST </text:span>say with whom you’ve worked and what text is common</text:p>
                  </text:list-item>
                  <text:list-item>
                    <text:p>The conclusions <text:span text:style-name="T4">MUST</text:span> be your own </text:p>
                  </text:list-item>
                  <text:list-item>
                    <text:p>Submissions will be checked for plagiarism</text:p>
                  </text:list-item>
                </text:list>
              </text:list-item>
              <text:list-item>
                <text:p>You can re-submit as many times as you like, I’ll only look at the last submission, probably much later</text:p>
              </text:list-item>
              <text:list-item>
                <text:p>Marks: 25<text:span text:style-name="T5">%</text:span>,higher marks for the unexpected and for thorough research!</text:p>
                <text:list>
                  <text:list-item>
                    <text:p>Assignment-specific marks won’t be published</text:p>
                  </text:list-item>
                </text:list>
              </text:list-item>
              <text:list-item>
                <text:p>Feel free to ask questions.... esp. In Monday “office-hour” but at the end of lectures is ok too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Example Outlin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were to use location-in-EXIF for the assignment (which you can’t:-) then your submission might look like:</text:p>
                <text:list>
                  <text:list-item>
                    <text:p>Intro: summarise all below like a paper abstract</text:p>
                  </text:list-item>
                  <text:list-item>
                    <text:p>Text describing the general vulnerability: device tracking as a risk to device-owner</text:p>
                  </text:list-item>
                  <text:list-item>
                    <text:p>Text describing EXIF, GPS, how <text:span text:style-name="T4">your </text:span>camera uses that (or used to, if that’s the case)</text:p>
                  </text:list-item>
                  <text:list-item>
                    <text:p>Text describing the potential for tracking: uploaded images giving a location history</text:p>
                  </text:list-item>
                  <text:list-item>
                    <text:p>Text saying what you will/won’t do about it? </text:p>
                    <text:list>
                      <text:list-item>
                        <text:p>Default to location-services off, scrub images before upload (say how), check earlier uploaded images (and do what with ‘em?), get a new device/camera</text:p>
                      </text:list-item>
                      <text:list-item>
                        <text:p>Or, if your response is “do-nothing,” then justify that, e.g. I don’t upload images but get lost a lot so need location-services:-) Or maybe argue that image locations aren’t a big deal except in unrealistic movie-plot scenarios</text:p>
                      </text:list-item>
                    </text:list>
                  </text:list-item>
                  <text:list-item>
                    <text:p>References – if reference is to peer-reviewed paper, good; if reference is URL then include “accessed-at date”</text:p>
                    <text:list>
                      <text:list-item>
                        <text:p>I don’t care what style of referencing you use – it’s fine to do whatever you’d do for your “main” modules</text:p>
                      </text:list-item>
                    </text:list>
                  </text:list-item>
                  <text:list-item>
                    <text:p>Appendices: screen shots of device/camera-app privacy settings, table showing how many pics you took over a few days and when, ..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 bit moar guidanc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Say how the tracking could work, describe your exposure, say what you think about that and what you will or will not do about it - justify that last part, esp. If you conclude you’ll do nothing</text:p>
              </text:list-item>
              <text:list-item>
                <text:p>Try make it something you’d not be embarrassed to show your buddies in a year’s time</text:p>
              </text:list-item>
              <text:list-item>
                <text:p>It’s ok if the tracking you describe is low-risk, i.e., you do not have to find some mega-concerning new risk to write about</text:p>
              </text:list-item>
              <text:list-item>
                <text:p>It’s ok if you reference something where you don’t fully grok all the details but if so, say so, and we can chat about that in class if you want</text:p>
              </text:list-item>
              <text:list-item>
                <text:p/>
              </text:list-item>
              <text:list-item>
                <text:p>Possible starting point: Google scholar (want a bit of a demo?)</text:p>
                <text:list>
                  <text:list-item>
                    <text:p><text:a xlink:href="https://scholar.google.com/scholar?hl=en&amp;as_sdt=0%2C5&amp;q=device+tracking+image+exif+location+data&amp;btnG" xlink:type="simple">https://scholar.google.com/scholar?hl=en&amp;as_sdt=0%2C5&amp;q=device+tracking+image+exif+location+data&amp;btnG</text:a><text:s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8T17:37:02.250985379</meta:creation-date>
    <dc:date>2022-09-26T16:44:39.115288458</dc:date>
    <meta:editing-duration>PT33M54S</meta:editing-duration>
    <meta:editing-cycles>24</meta:editing-cycles>
    <meta:generator>LibreOffice/7.3.6.2$Linux_X86_64 LibreOffice_project/30$Build-2</meta:generator>
    <meta:document-statistic meta:object-count="41"/>
  </office:meta>
</office:document-meta>
</file>